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CA"/>
    </style:style>
    <style:style style:name="P2"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list-style-name="L1">
      <style:paragraph-properties fo:text-align="justify" style:justify-single-word="false"/>
      <style:text-properties fo:language="en" fo:country="CA" style:text-underline-style="none"/>
    </style:style>
    <style:style style:name="P6" style:family="paragraph" style:parent-style-name="Standard">
      <style:paragraph-properties fo:text-align="justify" style:justify-single-word="false">
        <style:tab-stops>
          <style:tab-stop style:position="2.937cm"/>
        </style:tab-stops>
      </style:paragraph-properties>
      <style:text-properties fo:language="en" fo:country="CA" style:text-underline-style="none"/>
    </style:style>
    <style:style style:name="P7" style:family="paragraph" style:parent-style-name="Standard">
      <style:paragraph-properties fo:text-align="center" style:justify-single-word="false"/>
      <style:text-properties fo:language="en" fo:country="CA" style:text-underline-style="none"/>
    </style:style>
    <style:style style:name="P8" style:family="paragraph" style:parent-style-name="Standard">
      <style:paragraph-properties fo:text-align="justify" style:justify-single-word="false"/>
      <style:text-properties style:font-name="Courier New" fo:language="en" fo:country="CA" style:text-underline-style="none" fo:font-weight="bold" style:font-weight-asian="bold" style:font-weight-complex="bold"/>
    </style:style>
    <style:style style:name="P9"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Aria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font-name="Courier New" fo:font-weight="bold" style:font-weight-asian="bold" style:font-weight-complex="bold"/>
    </style:style>
    <style:style style:name="T6" style:family="text">
      <style:text-properties style:font-name="Arial" fo:font-weight="bold" style:font-weight-asian="bold" style:font-weight-complex="bold"/>
    </style:style>
    <style:style style:name="T7" style:family="text">
      <style:text-properties style:text-position="super 58%"/>
    </style:style>
    <style:style style:name="fr1" style:family="graphic" style:parent-style-name="Formula">
      <style:graphic-properties style:vertical-pos="middle" style:vertical-rel="tex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10/07/27 </text:h>
      <text:h text:style-name="Heading_20_1" text:outline-level="1">CC1100 driver notes</text:h>
      <text:p text:style-name="P1"/>
      <text:p text:style-name="P2">Driver configuration:</text:p>
      <text:p text:style-name="P2"/>
      <text:p text:style-name="P4">The header file PicOS/cc1100.h assigns default values to some constants that can be used to configure the operation of the driver. All the constants named <text:span text:style-name="T2">RADIO_</text:span>... can be defined in options.sys thus overriding the default definitions. Here is a brief description of their meaning.</text:p>
      <text:p text:style-name="P4"/>
      <text:p text:style-name="P4"><text:span text:style-name="T2">RADIO_OPTIONS</text:span> (with the default value of 0) is a configuration of bit flags, which are mostly used to select various levels of diagnostics (for debugging or performance evaluation). Eight least significant bits of the value described by the constant are meaningful and interpreted as follows;</text:p>
      <text:p text:style-name="P4"/>
      <text:p text:style-name="P4"><text:span text:style-name="T4">Bit 0 (0x01)</text:span> switches on diag messages indicating abnormal conditions. Those messages that indicate serious problems (that normally should not occur as long as the chip's hardware is healthy) end with two exclamation marks.</text:p>
      <text:p text:style-name="P4"/>
      <text:p text:style-name="P4"><text:span text:style-name="T4">Bit 1 (0x02)</text:span> switches on diag message on various important (albeit normal) events, e.g., power down, reset, packet reception. Generally, to interpret the messages produced with these two options you should look inside the driver (file PicOS/Libs/Lib/phys_cc1100.c) and become familiar with its structure.</text:p>
      <text:p text:style-name="P4"/>
      <text:p text:style-name="P4"><text:span text:style-name="T4">Bit 2 (0x04)</text:span> enables <text:span text:style-name="T2">PHYSOPT_ERROR</text:span>, a special control request, whereby the praxis can retrieve from the driver 6 counters reflecting its performance. This is the format of the control request:</text:p>
      <text:p text:style-name="P4"/>
      <text:p text:style-name="P8"><text:tab/>word counters [6];</text:p>
      <text:p text:style-name="P8"><text:tab/>...</text:p>
      <text:p text:style-name="P8"><text:tab/>tcv_control (sfd, PHYSOPT_ERROR, counters);</text:p>
      <text:p text:style-name="P4"/>
      <text:p text:style-name="P4">The specified array is filled with the following values (in this order):</text:p>
      <text:p text:style-name="P4"/>
      <text:list xml:id="list37589668" text:style-name="L1">
        <text:list-item>
          <text:p text:style-name="P5">The total number of attempted packet receptions triggered by the recognition of a sync word indicating the beginning of a packet.</text:p>
          <text:p text:style-name="P5"/>
        </text:list-item>
        <text:list-item>
          <text:p text:style-name="P5">The total number of successfully received packets. This number is never bigger than the first number.</text:p>
          <text:p text:style-name="P5"/>
        </text:list-item>
        <text:list-item>
          <text:p text:style-name="P5">The total number of packets submitted to the transmitter, i.e., ones that have been extracted from the driver's transmit queue with the intention of being transmitted.</text:p>
          <text:p text:style-name="P5"/>
        </text:list-item>
        <text:list-item>
          <text:p text:style-name="P5">The total number of packets submitted for transmission that exceeded the limit on the number of transmission attempts (see below) and were dropped.</text:p>
          <text:p text:style-name="P5"/>
        </text:list-item>
        <text:list-item>
          <text:p text:style-name="P5">The congestion indicator describing the average backoff delay suffered by a transmitted packet.</text:p>
          <text:p text:style-name="P5"/>
        </text:list-item>
        <text:list-item>
          <text:p text:style-name="P5"><text:soft-page-break/>The maximum backoff so far, i.e., the maximum delay suffered by a packet (including packets dropped due to congestion).</text:p>
        </text:list-item>
      </text:list>
      <text:p text:style-name="P4"/>
      <text:p text:style-name="P4">Once an accumulative counter reaches its maximum value (65535, i.e., <text:span text:style-name="T2">MAX_WORD</text:span>) it will not be incremented any more. The first two counters are coupled in the sense that when the first one reaches the maximum, the second one stops to be advanced as well.</text:p>
      <text:p text:style-name="P4"/>
      <text:p text:style-name="P4">The congestion indicator is calculated as an exponential moving average of the backoff delay over all transmitted (or dropped) packets. The formula is</text:p>
      <text:p text:style-name="P7"/>
      <text:p text:style-name="P7"><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7"/>
      <text:p text:style-name="P4">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4"><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4"/>
      <text:p text:style-name="P4">All counters are zeroed by providing a NULL second argument to <text:span text:style-name="T2">tcv_control</text:span>, i.e.,</text:p>
      <text:p text:style-name="P4"/>
      <text:p text:style-name="P8"><text:tab/>tcv_control (sfd, PHYSOPT_ERROR, NULL);</text:p>
      <text:p text:style-name="P4"/>
      <text:p text:style-name="P4"><text:span text:style-name="T4">Bit 3 (0x08)</text:span> activates code to check for the presence of CC1100 chip on system reset. This is to prevent indefinite hangups in tests designed for possibly faulty boards. Normally an attempt to start the driver on a board without a chip (or with a defective chip) will hang the system.</text:p>
      <text:p text:style-name="P4"/>
      <text:p text:style-name="P4"><text:span text:style-name="T4">Bit 4 (0x10)</text:span> causes the special guard process to be activated and run in parallel with the driver. The role of the guard process is to detect dynamic hangups of the driver resulting from a faulty CC1100 chip. Normally, the guard process is not required.</text:p>
      <text:p text:style-name="P4"/>
      <text:p text:style-name="P4"><text:span text:style-name="T4">Bit 5 (0x20)</text:span> switches on extra consistency checks (along the same line as the guard process). Such checks are not normally required, but they may be occasionally useful for diagnosing broken chips.</text:p>
      <text:p text:style-name="P4"/>
      <text:p text:style-name="P4"><text:span text:style-name="T4">Bit 6 (0x40)</text:span> extends the semantics of <text:span text:style-name="T2">PHYSOPT_RESET</text:span> (this is a control request resetting the chip) by using its argument as a pointer to the substitution table providing new (replacement) values for selected registers of the chip. This way the praxis can reconfigure the chip. The substitution table consists of two bytes per register setting (the register number + its value) and terminates with byte 255 (<text:span text:style-name="T2">0xff</text:span>). For example this sequence:</text:p>
      <text:p text:style-name="P4"/>
      <text:p text:style-name="P8"><text:tab/>byte subst [] = { 0x3E, 0xC4, 1C, 0x48, 255 };</text:p>
      <text:p text:style-name="P8"><text:tab/>...</text:p>
      <text:p text:style-name="P8"><text:tab/>tcv_control (sfd, PHYSOPT_RESET, (address)subst);</text:p>
      <text:p text:style-name="P4"/>
      <text:p text:style-name="P4">sets the first entry in PATABLE (register <text:span text:style-name="T2">0x3E</text:span>) to <text:span text:style-name="T2">0xC4</text:span> and register <text:span text:style-name="T2">AGCCTRL1</text:span><text:span text:style-name="T3"> </text:span>(specifying LBT thresholds) to <text:span text:style-name="T2">0x48</text:span>.</text:p>
      <text:p text:style-name="P4"/>
      <text:p text:style-name="P4">Note that the praxis should not alter the substitution table after submitting it to the driver. This is because the same table will be used on every subsequent reset (which may occur for quite legitimate internal reasons). Alternatively, if it knows what it is doing, the praxis may just modify some values in the substitution table and trigger a reset (e.g., by switching the transmitter/receiver off and back on) to <text:soft-page-break/>effect a new register setting.</text:p>
      <text:p text:style-name="P4"/>
      <text:p text:style-name="P4">By specifying a NULL substitution table pointer, you remove the last substitution table from the driver's view. Also, each new substitution table completely revokes the previous one. Those registers that are not mentioned in the table receive the standard settings.</text:p>
      <text:p text:style-name="P4"/>
      <text:p text:style-name="P4"><text:span text:style-name="T4">Bit 7 (0x80)</text:span> enables the code for initializing the node's entropy (for random number generation) upon system reset from RSSI. With this option in effect, when the driver is initialized, it takes 8 samples of RSSI using the least significant 4 bits of each sample. This produces the initial setting of the 32-bit entropy value (which will be subsequently updated on every packet reception).</text:p>
      <text:p text:style-name="P4"/>
      <text:p text:style-name="P4"><text:span text:style-name="T2">RADIO_CRC_MODE</text:span> (default setting 0) selects the way of calculating the CRC for a packet, which can be:</text:p>
      <text:p text:style-name="P4"/>
      <text:p text:style-name="P4"><text:tab/>0<text:tab/>built-in hardware calculation; this should be the recommended setting</text:p>
      <text:p text:style-name="P4"/>
      <text:p text:style-name="P4"><text:tab/>1<text:tab/>built-in CC2400-compatible CRC</text:p>
      <text:p text:style-name="P4"/>
      <text:p text:style-name="P4"><text:tab/>2<text:tab/>like 0 + AUTOFLUSH (do not use – see below)</text:p>
      <text:p text:style-name="P4"/>
      <text:p text:style-name="P4"><text:tab/>3<text:tab/>like 1 + AUTOFLUSH (do not use)</text:p>
      <text:p text:style-name="P4"/>
      <text:p text:style-name="P4"><text:tab/>4<text:tab/>software CRC (our own software implementation of ISO 3309 CRC)</text:p>
      <text:p text:style-name="P4"/>
      <text:p text:style-name="P4">The AUTOFLUSH option is attractive as (theoretically) it does not wake up the driver until a packet has been received correctly (its hardware CRC is OK). Unfortunately, it may hang the chip because of the weird way of presenting the received packet status, which, as far as I can see, amounts to a bug. </text:p>
      <text:p text:style-name="P4"/>
      <text:p text:style-name="P4"><text:span text:style-name="T2">RADIO_DEFAULT_POWER</text:span> (default setting 2) selects the default transmission power setting. This is the number of PATABLE entry (between 0 and 7 inclusively) to be used immediately after initialization.</text:p>
      <text:p text:style-name="P4"/>
      <text:p text:style-name="P6"><text:span text:style-name="T2">RADIO_DEFAULT_CHANNEL</text:span> (default setting 0) selects the default channel. Legitimate values are between 0 and 255.</text:p>
      <text:p text:style-name="P6"/>
      <text:p text:style-name="P6">RADIO_DEFAULT_BITRATE (default setting 10000)</text:p>
      <text:p text:style-name="P4"/>
      <text:p text:style-name="P4"/>
      <text:p text:style-name="P4"/>
      <text:p text:style-name="P4"/>
      <text:p text:style-name="P4"/>
      <text:p text:style-name="P4"><text:span text:style-name="T2">RADIO_LBT_MIN_BACKOFF</text:span> (default setting 2). This is the minimum value of a backoff (in PicOS milliseconds) generated, e.g., when the driver fails to grab the channel for a packet transmission.</text:p>
      <text:p text:style-name="P4"/>
      <text:p text:style-name="P4">In all cases, when there is a need to produce a randomized backoff, the driver evaluates this expression:</text:p>
      <text:p text:style-name="P4"/>
      <text:p text:style-name="P4"><text:tab/><text:span text:style-name="T2">backoff = RADIO_LBT_MIN_BACKOFF + rnd () &amp; mask;</text:span></text:p>
      <text:p text:style-name="P4"/>
      <text:p text:style-name="P4"><text:soft-page-break/>where <text:span text:style-name="T2">mask</text:span> is a power of two – 1, i.e., consists of a number of ones from the right. The mask size is determined by a parameter of the backoff function. For example,</text:p>
      <text:p text:style-name="P4"/>
      <text:p text:style-name="P4"><text:span text:style-name="T2">RADIO_LBT_BACKOFF_EXP</text:span> (default setting 6) describes the standard mask consisting of 5 ones (2<text:span text:style-name="T7">6</text:span>-1 = 63). This is the mask to be applied after a failed attempt to grab the channel by the transmitter. With the default setting, the backoff interval can be anywhere between 2 and 2+63=65 milliseconds. Having failed to grab the channel, the transmitter will wait for the backoff interval and try again. The waiting can be interrupted by an event, e.g., a packet reception (see below).</text:p>
      <text:p text:style-name="P4"/>
      <text:p text:style-name="P4"><text:span text:style-name="T2">RADIO_LBT_BACKOFF_RX</text:span> (default setting 3) describes the backoff mask to be applied after a packet reception. Note that a failure to acquire the channel for transmission may be cause by a reception in progress. Having received a packet, the driver will generate a randomized backoff between 2 and 2+2<text:span text:style-name="T7">3</text:span>-1=9 and schedule its transmission that many milliseconds later.</text:p>
      <text:p text:style-name="P4">If <text:span text:style-name="T2">RADIO_LBT_BACKOFF_RX</text:span> is zero, there will be no backoff after a reception, i.e., any pending transmission will be scheduled right away. Note that it doesn't mean that such a transmission </text:p>
      <text:p text:style-name="P4"/>
      <text:p text:style-name="P4"/>
      <text:p text:style-name="P4"/>
      <text:p text:style-name="P4"/>
      <text:p text:style-name="P4"/>
      <text:p text:style-name="P4">, i.e., ones that should not occur as long as the chip's hardware is healthy. The driver will try to repair some of those conditions; however, they are typically indicative of serious problems.</text:p>
      <text:p text:style-name="P4"/>
      <text:p text:style-name="P4"/>
      <text:p text:style-name="P2"/>
      <text:p text:style-name="P2"/>
      <text:p text:style-name="P2"/>
      <text:p text:style-name="P2">LBT:</text:p>
      <text:p text:style-name="P1"/>
      <text:p text:style-name="P1">The LBT procedure works as follows.</text:p>
      <text:p text:style-name="P1"/>
      <text:p text:style-name="P1">Before commencing a packet transmission, the chip carries out the so-called automatic channel assessment. The driver tries to switch the chip to “transmit” state and then immediately checks the effective state of the chip. If the effective state is in fact “transmit”, the driver concludes that channel access has been granted and proceeds to transmit the packet. The chip will refuse to be put into the transmit state if it thinks the channel is busy. Logically, within the driver, this condition (i.e., what it means that the channel is busy) is described by three constants (see PicOS/cc1100.h):</text:p>
      <text:p text:style-name="P1"/>
      <text:p text:style-name="P1"><text:tab/><text:span text:style-name="T2">CC_INDICATION</text:span><text:tab/><text:tab/>(legitimate values 0 – 3)</text:p>
      <text:p text:style-name="P1"><text:tab/><text:span text:style-name="T2">CC_THRESHOLD</text:span><text:tab/><text:tab/>(legitimate values 0 – 15)</text:p>
      <text:p text:style-name="P1"><text:tab/><text:span text:style-name="T2">CC_THRESHOLD_REL</text:span><text:tab/>(legitimate values 0 – 3) </text:p>
      <text:p text:style-name="P1"/>
      <text:p text:style-name="P1">The first constant determines when and whether the channel assessment should be performed at all. Value 0 switches it off altogether, which means that the chip will ALWAYS allow itself to be switched to the transmit state immediately.</text:p>
      <text:p text:style-name="P1"/>
      <text:p text:style-name="P1">Value 1 means that the chip will allow the transition only when its perceived RSSI value is below a definable threshold. Value 2 means that the chip will not allow the transition if it thinks it is currently <text:soft-page-break/>receiving a packet (this is the minimum officially recommended setting). Finally, 3 is an OR of the two conditions, meaning that the chip will refuse the transition if any of the two inhibiting conditions holds.</text:p>
      <text:p text:style-name="P1"/>
      <text:p text:style-name="P1">The present setting of <text:span text:style-name="T2">CC_INDICATION</text:span> is 3. When the first option (RSSI below threshold) is selected, the remaining two constants specify two threshold values. The first one (<text:span text:style-name="T2">CC_THRESHOLD</text:span>) applies to the absolute RSSI level with 0 switching off that part. After 0, increasing values correspond to higher absolute levels, so 1 is the finest setting (the most delicate threshold). The present setting of <text:span text:style-name="T2">CC_THRESHOLD</text:span> in the driver is 6. The second constant (<text:span text:style-name="T2">CC_THRESHOLD_REL</text:span>) refers to a relative threshold, which basically means an increase in what the chip considers to be the (possibly intermittent) current level of background noise. Again, 0 switches off this component (the present setting in the driver), while 1, 2, and 3 correspond to increasing thresholds. The way those values translate into dBm is explained in the chip's documentation.</text:p>
      <text:p text:style-name="P1"/>
      <text:p text:style-name="P1">For tests, you may either change the values of the above constants and recompile the praxis, or, alternatively, you can modify the contents of one register (<text:span text:style-name="T2">AGCCTRL0</text:span> – number <text:span text:style-name="T2">1C</text:span>). That register stores the values of the last two constants in a somewhat obfuscated way (because of two's complement encoding). The second hex digit corresponds to <text:span text:style-name="T2">CC_THRESHOLD</text:span> offset by <text:span text:style-name="T2">0x08</text:span>, which means that <text:span text:style-name="T2">0x08</text:span> corresponds to <text:span text:style-name="T2">CC_THRESHOLD</text:span> = 0 (off), <text:span text:style-name="T2">0x09</text:span> corresponds to 1, ..., <text:span text:style-name="T2">0x0F</text:span> corresponds to 7, <text:span text:style-name="T2">0x00</text:span> corresponds to 8, ..., <text:span text:style-name="T2">0x07</text:span> corresponds to 15. The first digit is 0x40 or'red with the absolute value of <text:span text:style-name="T2">CC_THRESHOLD_REL</text:span>, e.g., 0x60 corresponds to <text:span text:style-name="T2">CC_THRESHOLD_REL</text:span> = 2.</text:p>
      <text:p text:style-name="P1"/>
      <text:p text:style-name="P1">If the channel assessment fails, i.e., the chip refuses to enter the transmit state, the driver generates a random number between 8 and 263 milliseconds (I mean PicOS milliseconds) and postpones the next attempt by at least that much. The value 8 (milliseconds) is described by the constant <text:span text:style-name="T2">MIN_BACKOFF</text:span> (set globally in PicOS/options.h). 263 is 8 + 255. The actual random number is obtained by adding 8 to the least significant byte returned by <text:span text:style-name="T2">rnd</text:span><text:span text:style-name="T3"> </text:span><text:span text:style-name="T2">()</text:span>.</text:p>
      <text:p text:style-name="P1"/>
      <text:p text:style-name="P1">The driver maintains the so called <text:span text:style-name="T1">backoff timer</text:span> which is a counter decremented towards zero at millisecond intervals. An attempt to acquire the channel is only allowed if the backoff timer contains zero. Note that the praxis can set up the backoff timer explicitly (via <text:span text:style-name="T2">PHYSOPT_CAV</text:span>) thus holding the transmitter for the prescribed number of milliseconds.</text:p>
      <text:p text:style-name="P1"/>
      <text:p text:style-name="P1">Following a transmission, the transmitter sets the backoff timer for 8 milliseconds. This interval (the so-called packet spacing) depends on the transmission rate (we assume 10kbps). Also, following a packet reception, the receiver sets the backoff timer (for the transmitter) at 4 millisecond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7-27T19:20:29.24</dc:date>
    <meta:editing-duration>PT14H36M48S</meta:editing-duration>
    <meta:editing-cycles>89</meta:editing-cycles>
    <meta:generator>OpenOffice.org/3.2$Win32 OpenOffice.org_project/320m18$Build-9502</meta:generator>
    <dc:creator>Paweł Gburzyński</dc:creator>
    <meta:document-statistic meta:table-count="0" meta:image-count="0" meta:object-count="5" meta:page-count="5" meta:paragraph-count="66" meta:word-count="1974" meta:character-count="12255"/>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sub>
      <mi>C</mi>
      <mi>n</mi>
    </msub>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